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.X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Path.getArgumentDes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.execute( SampleResult previousResult , Sampler currentSamp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Path.setParameters( Collection 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Path.getReferenc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